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2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1/2021<text:bookmark-end text:name="Text14"/></text:p>
            <text:p text:style-name="Normální">KVOP-15011/2021<text:bookmark-end text:name="Text2"/></text:p>
            <text:p text:style-name="Normální"><text:bookmark-start text:name="Text6"/>09. 04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X.Y.</text:p>
            <text:p text:style-name="Normální"/>
            <text:p text:style-name="Normální"/>
            <text:p text:style-name="Normální"/>
            <text:p text:style-name="Normální"><text:span text:style-name="T17">do vlastních rukou</text:span></text:p>
            <text:p text:style-name="Normální"/>
            <text:p text:style-name="Normální"/>
          </table:table-cell>
        </table:table-row>
      </table:table>
      <text:h text:style-name="P18" text:outline-level="1">Sdělení o<text:s/>poskytnutí informace a rozhodnutí o částečném odmítnutí žádosti podle zákona č. 106/1999 Sb., o svobodném přístupu k informacím, ve znění pozdějších předpisů</text:h>
      <text:p text:style-name="Základnítext">Vážený pane doktore,</text:p>
      <text:p text:style-name="Základnítext">dne 31. března 2021 byla do Kanceláře veřejného ochránce práv doručena Vaše<text:s/>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9">sdělení, zda veřejný ochránce práv vede šetření ve věci tzv. Metodiky „Nejvyššího soudu“ k náhradě nemajetkové újmy na zdraví podle § 2958 občanského zákoníku, a pokud ano, kdy lze očekávat jeho ukončení;</text:p>
        </text:list-item>
        <text:list-item>
          <text:p text:style-name="P20">zaslání výsledku (zprávy) o takovém šetření, v případě, že veřejný ochránce práv toto šetření již provedl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Veřejný ochránce práv zahájil šetření, které se<text:s/>týká zapojení Ministerstva spravedlnosti a soudců Nejvyššího soudu do přípravy a prosazování v praxi materiálu zvaného „Metodika Nejvyššího soudu k náhradě nemajetkové újmy na zdraví podle § 2958 občanského zákoníku“. V současném okamžiku nelze odhadnout,<text:s/>kdy bude šetření ukončeno – datum ukončení šetření bude záviset na jeho dalším vývoji, zejména na ochotě šetřených subjektů k součinnosti. Pouze orientačně lze vyslovit předpoklad ukončení šetření do 6-9 měsíců. <text:s/></text:p>
      <text:p text:style-name="Základnítext">K bodu č. 2</text:p>
      <text:p text:style-name="Základnítext"><text:span text:style-name="Silné">Tuto informaci nelze poskytnou</text:span><text:span text:style-name="Silné">t.</text:span><text:s/>Šetření nebylo k dnešnímu dni ukončeno. V podrobnostech odkazuji na současně vydané rozhodnutí o částečném odmítnutí informací.</text:p>
      <text:p text:style-name="podpis"/>
      <text:p text:style-name="podpis">JUDr. Pavel Pořízek, Ph.D.<text:s/></text:p>
      <text:p text:style-name="podpis">vedoucí Kanceláře veřejného ochránce práv</text:p>
      <text:p text:style-name="podpis"/>
      <text:p text:style-name="P21">Příloha</text:p>
      <text:p text:style-name="P22">Rozhodnutí o částečném odmítnutí<text:s/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ABYR*</text:span></text:p>
        <text:p text:style-name="P12"><text:span text:style-name="T13">KVOPX00BABYR</text:span>KVOPX00BABY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1T10:08:00Z</meta:creation-date>
    <dc:date>2021-06-11T10:1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41" meta:character-count="1665" meta:row-count="11" meta:non-whitespace-character-count="1427"/>
  </office:meta>
</office:document-meta>
</file>